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WD-500 2.5” (pand)</text:p>
          </table:table-cell>
          <table:table-cell table:style-name="ce1" office:value-type="string" calcext:value-type="string">
            <text:p>Zenbook 24GB SSD</text:p>
          </table:table-cell>
          <table:table-cell table:style-name="ce1" office:value-type="string" calcext:value-type="string">
            <text:p>OWC 240GB SSD 2.5”</text:p>
          </table:table-cell>
          <table:table-cell table:style-name="ce1" office:value-type="string" calcext:value-type="string">
            <text:p>Fujitsu 100GB 2.5”</text:p>
          </table:table-cell>
          <table:table-cell table:style-name="ce1" office:value-type="string" calcext:value-type="string">
            <text:p>Seagate Barracuda 500GB 3.5”</text:p>
          </table:table-cell>
          <table:table-cell table:style-name="ce1" office:value-type="string" calcext:value-type="string">
            <text:p>Seagate Momentus 500GB 2.5”</text:p>
          </table:table-cell>
          <table:table-cell table:style-name="ce1" office:value-type="string" calcext:value-type="string">
            <text:p>Toshiba 500GB 2.5”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ctl 6.5 2016-01-24 r4214 [x86_64-linux-4.8.0-56-generic] (local build)</text:p>
          </table:table-cell>
          <table:table-cell table:number-columns-repeated="5" office:value-type="string" calcext:value-type="string">
            <text:p>smartctl 6.4 2015-06-04 r4109 [x86_64-linux-3.18.25-std471-amd64] (local buil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pyright (C) 2002-16, Bruce Allen, Christian Franke, www.smartmontools.org</text:p>
          </table:table-cell>
          <table:table-cell table:number-columns-repeated="5" office:value-type="string" calcext:value-type="string">
            <text:p>Copyright (C) 2002-15, Bruce Allen, Christian Franke, www.smartmontools.or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odel Family: <text:s text:c="4"/>Western Digital Blue Mobile</text:p>
          </table:table-cell>
          <table:table-cell office:value-type="string" calcext:value-type="string">
            <text:p>Model Family: <text:s text:c="4"/>SanDisk based SSDs</text:p>
          </table:table-cell>
          <table:table-cell office:value-type="string" calcext:value-type="string">
            <text:p>Model Family: <text:s text:c="4"/>SandForce Driven SSDs</text:p>
          </table:table-cell>
          <table:table-cell office:value-type="string" calcext:value-type="string">
            <text:p>Model Family: <text:s text:c="4"/>Fujitsu MHV</text:p>
          </table:table-cell>
          <table:table-cell office:value-type="string" calcext:value-type="string">
            <text:p>Model Family: <text:s text:c="4"/>Seagate Barracuda 7200.12</text:p>
          </table:table-cell>
          <table:table-cell office:value-type="string" calcext:value-type="string">
            <text:p>Model Family: <text:s text:c="4"/>Seagate Momentus 5400.6</text:p>
          </table:table-cell>
          <table:table-cell office:value-type="string" calcext:value-type="string">
            <text:p>Model Family: <text:s text:c="4"/>Toshiba 2.5" HDD MK..65GSX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evice Model: <text:s text:c="4"/>WDC WD5000LPVX-08V0TT5</text:p>
          </table:table-cell>
          <table:table-cell office:value-type="string" calcext:value-type="string">
            <text:p>Device Model: <text:s text:c="4"/>SanDisk SSD i100 24GB</text:p>
          </table:table-cell>
          <table:table-cell office:value-type="string" calcext:value-type="string">
            <text:p>Device Model: <text:s text:c="4"/>OWC Mercury EXTREME Pro 6G SSD</text:p>
          </table:table-cell>
          <table:table-cell office:value-type="string" calcext:value-type="string">
            <text:p>Device Model: <text:s text:c="4"/>FUJITSU MHV2100BH</text:p>
          </table:table-cell>
          <table:table-cell office:value-type="string" calcext:value-type="string">
            <text:p>Device Model: <text:s text:c="4"/>ST3500418AS</text:p>
          </table:table-cell>
          <table:table-cell office:value-type="string" calcext:value-type="string">
            <text:p>Device Model: <text:s text:c="4"/>ST9500325AS</text:p>
          </table:table-cell>
          <table:table-cell office:value-type="string" calcext:value-type="string">
            <text:p>Device Model: <text:s text:c="4"/>TOSHIBA MK5065GSXF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rial Number: <text:s text:c="3"/>WD-WX91A5435A15</text:p>
          </table:table-cell>
          <table:table-cell office:value-type="string" calcext:value-type="string">
            <text:p>Serial Number: <text:s text:c="3"/>130100137481</text:p>
          </table:table-cell>
          <table:table-cell office:value-type="string" calcext:value-type="string">
            <text:p>Serial Number: <text:s text:c="3"/>MX6G24011E44F6585</text:p>
          </table:table-cell>
          <table:table-cell office:value-type="string" calcext:value-type="string">
            <text:p>Serial Number: <text:s text:c="3"/>NW9GT662799J</text:p>
          </table:table-cell>
          <table:table-cell office:value-type="string" calcext:value-type="string">
            <text:p>Serial Number: <text:s text:c="3"/>Z3T5F721</text:p>
          </table:table-cell>
          <table:table-cell office:value-type="string" calcext:value-type="string">
            <text:p>Serial Number: <text:s text:c="3"/>S2WGG9KM</text:p>
          </table:table-cell>
          <table:table-cell office:value-type="string" calcext:value-type="string">
            <text:p>Serial Number: <text:s text:c="3"/>71Q9P4AP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U WWN Device Id: 5 0014ee 6af605e3d</text:p>
          </table:table-cell>
          <table:table-cell office:value-type="string" calcext:value-type="string">
            <text:p>LU WWN Device Id: 5 001b44 956278a09</text:p>
          </table:table-cell>
          <table:table-cell office:value-type="string" calcext:value-type="string">
            <text:p>LU WWN Device Id: 0 000120 000000000</text:p>
          </table:table-cell>
          <table:table-cell/>
          <table:table-cell office:value-type="string" calcext:value-type="string">
            <text:p>LU WWN Device Id: 5 000c50 04e6e9c52</text:p>
          </table:table-cell>
          <table:table-cell office:value-type="string" calcext:value-type="string">
            <text:p>LU WWN Device Id: 5 000c50 04b3076af</text:p>
          </table:table-cell>
          <table:table-cell office:value-type="string" calcext:value-type="string">
            <text:p>LU WWN Device Id: 5 000039 3625891b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irmware Version: 05.01A05</text:p>
          </table:table-cell>
          <table:table-cell office:value-type="string" calcext:value-type="string">
            <text:p>Firmware Version: 11.56.02</text:p>
          </table:table-cell>
          <table:table-cell office:value-type="string" calcext:value-type="string">
            <text:p>Firmware Version: 332ABBF0</text:p>
          </table:table-cell>
          <table:table-cell office:value-type="string" calcext:value-type="string">
            <text:p>Firmware Version: 0085002A</text:p>
          </table:table-cell>
          <table:table-cell office:value-type="string" calcext:value-type="string">
            <text:p>Firmware Version: AP73</text:p>
          </table:table-cell>
          <table:table-cell office:value-type="string" calcext:value-type="string">
            <text:p>Firmware Version: D005DEM1</text:p>
          </table:table-cell>
          <table:table-cell office:value-type="string" calcext:value-type="string">
            <text:p>Firmware Version: GP006B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User Capacity: <text:s text:c="3"/>24,015,495,168 bytes [24.0 GB]</text:p>
          </table:table-cell>
          <table:table-cell office:value-type="string" calcext:value-type="string">
            <text:p>User Capacity: <text:s text:c="3"/>240,057,409,536 bytes [240 GB]</text:p>
          </table:table-cell>
          <table:table-cell office:value-type="string" calcext:value-type="string">
            <text:p>User Capacity: <text:s text:c="3"/>98,522,403,840 bytes [98.5 GB]</text:p>
          </table:table-cell>
          <table:table-cell table:number-columns-repeated="3"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ctor Sizes: <text:s text:c="4"/>512 bytes logical, 4096 bytes physical</text:p>
          </table:table-cell>
          <table:table-cell table:number-columns-repeated="6" office:value-type="string" calcext:value-type="string">
            <text:p>Sector Size: <text:s text:c="5"/>512 bytes logical/physical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otation Rate: <text:s text:c="3"/>5400 rpm</text:p>
          </table:table-cell>
          <table:table-cell table:number-columns-repeated="2" office:value-type="string" calcext:value-type="string">
            <text:p>Rotation Rate: <text:s text:c="3"/>Solid State Device</text:p>
          </table:table-cell>
          <table:table-cell/>
          <table:table-cell office:value-type="string" calcext:value-type="string">
            <text:p>Rotation Rate: <text:s text:c="3"/>7200 rpm</text:p>
          </table:table-cell>
          <table:table-cell table:number-columns-repeated="2" office:value-type="string" calcext:value-type="string">
            <text:p>Rotation Rate: <text:s text:c="3"/>5400 rpm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 Factor: <text:s text:c="5"/>1.8 inches</text:p>
          </table:table-cell>
          <table:table-cell table:number-columns-repeated="4"/>
          <table:table-cell office:value-type="string" calcext:value-type="string">
            <text:p>Form Factor: <text:s text:c="5"/>2.5 inche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Device is: <text:s text:c="7"/>In smartctl database [for details use: -P show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TA Version is: <text:s text:c="2"/>ACS-2 (minor revision not indicated)</text:p>
          </table:table-cell>
          <table:table-cell office:value-type="string" calcext:value-type="string">
            <text:p>ATA Version is: <text:s text:c="2"/>ACS-2 T13/2015-D revision 3</text:p>
          </table:table-cell>
          <table:table-cell office:value-type="string" calcext:value-type="string">
            <text:p>ATA Version is: <text:s text:c="2"/>ATA8-ACS, ACS-2 T13/2015-D revision 3</text:p>
          </table:table-cell>
          <table:table-cell office:value-type="string" calcext:value-type="string">
            <text:p>ATA Version is: <text:s text:c="2"/>ATA/ATAPI-7 T13/1532D revision 4a</text:p>
          </table:table-cell>
          <table:table-cell table:number-columns-repeated="2" office:value-type="string" calcext:value-type="string">
            <text:p>ATA Version is: <text:s text:c="2"/>ATA8-ACS T13/1699-D revision 4</text:p>
          </table:table-cell>
          <table:table-cell office:value-type="string" calcext:value-type="string">
            <text:p>ATA Version is: <text:s text:c="2"/>ATA8-ACS (minor revision not indicate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TA Version is: <text:s/>SATA 3.0, 6.0 Gb/s (current: 6.0 Gb/s)</text:p>
          </table:table-cell>
          <table:table-cell office:value-type="string" calcext:value-type="string">
            <text:p>SATA Version is: <text:s/>SATA 3.0, 6.0 Gb/s (current: 1.5 Gb/s)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TA Version is: <text:s/>SATA 2.6, 3.0 Gb/s</text:p>
          </table:table-cell>
          <table:table-cell office:value-type="string" calcext:value-type="string">
            <text:p>SATA Version is: <text:s/>SATA 2.6, 3.0 Gb/s (current: 3.0 Gb/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ocal Time is: <text:s text:c="3"/>Mon Nov <text:s/>6 19:53:11 2017 PST</text:p>
          </table:table-cell>
          <table:table-cell office:value-type="string" calcext:value-type="string">
            <text:p>Local Time is: <text:s text:c="3"/>Mon Nov <text:s/>6 19:53:16 2017 PST</text:p>
          </table:table-cell>
          <table:table-cell office:value-type="string" calcext:value-type="string">
            <text:p>Local Time is: <text:s text:c="3"/>Tue Nov <text:s/>7 11:41:05 2017 UTC</text:p>
          </table:table-cell>
          <table:table-cell office:value-type="string" calcext:value-type="string">
            <text:p>Local Time is: <text:s text:c="3"/>Tue Nov <text:s/>7 11:40:48 2017 UTC</text:p>
          </table:table-cell>
          <table:table-cell office:value-type="string" calcext:value-type="string">
            <text:p>Local Time is: <text:s text:c="3"/>Tue Nov <text:s/>7 11:40:55 2017 UTC</text:p>
          </table:table-cell>
          <table:table-cell office:value-type="string" calcext:value-type="string">
            <text:p>Local Time is: <text:s text:c="3"/>Tue Nov <text:s/>7 11:41:00 2017 UTC</text:p>
          </table:table-cell>
          <table:table-cell office:value-type="string" calcext:value-type="string">
            <text:p>Local Time is: <text:s text:c="3"/>Tue Nov <text:s/>7 11:40:26 2017 UTC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"==&gt; warning: a firmware update for this drive may be available,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e the following Seagate web pages: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0793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1389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support is: Available - device has SMART capabilit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MART support is: Enabled</text:p>
          </table:table-cell>
          <table:table-cell table:number-columns-repeated="4" office:value-type="string" calcext:value-type="string">
            <text:p>SMART support is: Disabl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"=== start of enable/disable commands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MART En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"=== start of read smart data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overall-health self-assessment test result: PASS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ee vendor-specific Attribute list for marginal Attributes.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SMART Value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Offline data collection status: <text:s/>(0x82)Offline data collection activity</text:p>
          </table:table-cell>
          <table:table-cell table:number-columns-repeated="2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was never started.</text:p>
          </table:table-cell>
          <table:table-cell office:value-type="string" calcext:value-type="string">
            <text:p>was completed without error.</text:p>
          </table:table-cell>
          <table:table-cell table:number-columns-repeated="2" office:value-type="string" calcext:value-type="string">
            <text:p>was never sta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Auto Offline Data Collection: Disabled.</text:p>
          </table:table-cell>
          <table:table-cell office:value-type="string" calcext:value-type="string">
            <text:p>Auto Offline Data Collection: Enabled.</text:p>
          </table:table-cell>
          <table:table-cell table:number-columns-repeated="2" office:value-type="string" calcext:value-type="string">
            <text:p>Auto Offline Data Collection: Dis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execution status: <text:s text:c="5"/>( <text:s text:c="2"/>0)The previous self-test routine complet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without error or no self-test has eve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been run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Total time to complete Offl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ata collection: ( 864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data collection: ( 2097) seconds.</text:p>
          </table:table-cell>
          <table:table-cell office:value-type="string" calcext:value-type="string">
            <text:p>data collection: ( <text:s/>591) seconds.</text:p>
          </table:table-cell>
          <table:table-cell office:value-type="string" calcext:value-type="string">
            <text:p>data collection: ( <text:s/>609) seconds.</text:p>
          </table:table-cell>
          <table:table-cell office:value-type="string" calcext:value-type="string">
            <text:p>data collection: ( <text:s text:c="3"/>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Offline data collection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51) SMART execute Offline immediate.</text:p>
          </table:table-cell>
          <table:table-cell office:value-type="string" calcext:value-type="string">
            <text:p>capabilities: <text:s/>(0x7f) SMART execute Offline immediate.</text:p>
          </table:table-cell>
          <table:table-cell table:number-columns-repeated="2"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73) SMART execute Offline immediate.</text:p>
          </table:table-cell>
          <table:table-cell office:value-type="string" calcext:value-type="string">
            <text:p>capabilities: <text:s/>(0x5b) SMART execute Offline immediat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uto Offline data collection on/off support.</text:p>
          </table:table-cell>
          <table:table-cell office:value-type="string" calcext:value-type="string">
            <text:p>No Auto Offline data collection support.</text:p>
          </table:table-cell>
          <table:table-cell table:number-columns-repeated="5" office:value-type="string" calcext:value-type="string">
            <text:p>Auto Offline data collection on/off support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spend Offline collection upon new</text:p>
          </table:table-cell>
          <table:table-cell office:value-type="string" calcext:value-type="string">
            <text:p>Abort Offline collection upon new</text:p>
          </table:table-cell>
          <table:table-cell table:number-columns-repeated="4" office:value-type="string" calcext:value-type="string">
            <text:p>Suspend Offline collection upon new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comman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table:number-columns-repeated="3"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table:number-columns-repeated="4"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ectiv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capabilities: <text:s text:c="11"/>(0x0003)Saves SMART data before enter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power-saving mod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upports SMART auto save timer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rror logging capability: <text:s text:c="7"/>(0x01)Error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Purpose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hort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table:number-columns-repeated="2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xtended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s/>( 100) minutes.</text:p>
          </table:table-cell>
          <table:table-cell office:value-type="string" calcext:value-type="string">
            <text:p>recommended polling time: <text:s/>( <text:s text:c="2"/>7) minutes.</text:p>
          </table:table-cell>
          <table:table-cell office:value-type="string" calcext:value-type="string">
            <text:p>recommended polling time: <text:s/>( <text:s/>48) minutes.</text:p>
          </table:table-cell>
          <table:table-cell office:value-type="string" calcext:value-type="string">
            <text:p>recommended polling time: <text:s/>( <text:s/>69) minutes.</text:p>
          </table:table-cell>
          <table:table-cell office:value-type="string" calcext:value-type="string">
            <text:p>recommended polling time: <text:s/>( <text:s/>85) minutes.</text:p>
          </table:table-cell>
          <table:table-cell office:value-type="string" calcext:value-type="string">
            <text:p>recommended polling time: <text:s/>( 138) minutes.</text:p>
          </table:table-cell>
          <table:table-cell office:value-type="string" calcext:value-type="string">
            <text:p>recommended polling time: <text:s/>( 177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veyance self-test routine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Conveyance self-test routine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s/>( <text:s text:c="2"/>5) minutes.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3) minutes.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capabilities: <text:s text:c="7"/>(0x7035)SCT Status support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T capabilities: <text:s text:c="7"/>(0x0021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table:number-columns-repeated="2" office:value-type="string" calcext:value-type="string">
            <text:p>SCT capabilities: <text:s text:c="7"/>(0x103f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SCT Error Recovery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Feature Control supported.</text:p>
          </table:table-cell>
          <table:table-cell table:number-columns-repeated="2"/>
          <table:table-cell table:number-columns-repeated="4" office:value-type="string" calcext:value-type="string">
            <text:p>SCT Feature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Data Table supported.</text:p>
          </table:table-cell>
          <table:table-cell/>
          <table:table-cell table:number-columns-repeated="5" office:value-type="string" calcext:value-type="string">
            <text:p>SCT Data Table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SMART Attributes Data Structure revision number: 1</text:p>
          </table:table-cell>
          <table:table-cell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table:number-columns-repeated="2"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Vendor Specific SMART Attributes with Threshold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ID# ATTRIBUTE_NAME <text:s text:c="9"/>FLAG <text:s text:c="4"/>VALUE WORST THRESH TYPE <text:s text:c="5"/>UPDATED <text:s/>WHEN_FAILED RAW_VALU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1 Raw_Read_Error_Rate <text:s text:c="4"/>0x002f <text:s text:c="2"/>200 <text:s text:c="2"/>200 <text:s text:c="2"/>051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1 Raw_Read_Error_Rate <text:s text:c="4"/>0x000f <text:s text:c="2"/>120 <text:s text:c="2"/>120 <text:s text:c="2"/>050 <text:s text:c="3"/>Pre-fail <text:s/>Always <text:s text:c="6"/>- <text:s text:c="6"/>0/0</text:p>
          </table:table-cell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992</text:p>
          </table:table-cell>
          <table:table-cell office:value-type="string" calcext:value-type="string">
            <text:p><text:s text:c="2"/>1 Raw_Read_Error_Rate <text:s text:c="4"/>0x000e <text:s text:c="2"/>113 <text:s text:c="2"/>099 <text:s text:c="2"/>006 <text:s text:c="3"/>Old_age <text:s text:c="2"/>Always <text:s text:c="6"/>- <text:s text:c="6"/>54717105</text:p>
          </table:table-cell>
          <table:table-cell office:value-type="string" calcext:value-type="string">
            <text:p><text:s text:c="2"/>1 Raw_Read_Error_Rate <text:s text:c="4"/>0x000f <text:s text:c="2"/>117 <text:s text:c="2"/>099 <text:s text:c="2"/>006 <text:s text:c="3"/>Pre-fail <text:s/>Always <text:s text:c="6"/>- <text:s text:c="6"/>117607478</text:p>
          </table:table-cell>
          <table:table-cell office:value-type="string" calcext:value-type="string">
            <text:p><text:s text:c="2"/>1 Raw_Read_Error_Rate <text:s text:c="4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3 Spin_Up_Time <text:s text:c="11"/>0x0027 <text:s text:c="2"/>149 <text:s text:c="2"/>149 <text:s text:c="2"/>021 <text:s text:c="3"/>Pre-fail <text:s/>Always <text:s text:c="6"/>- <text:s text:c="6"/>153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office:value-type="string" calcext:value-type="string">
            <text:p><text:s text:c="2"/>3 Spin_Up_Time <text:s text:c="11"/>0x0003 <text:s text:c="2"/>100 <text:s text:c="2"/>100 <text:s text:c="2"/>000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03 <text:s text:c="2"/>098 <text:s text:c="2"/>098 <text:s text:c="2"/>085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27 <text:s text:c="2"/>100 <text:s text:c="2"/>100 <text:s text:c="2"/>001 <text:s text:c="3"/>Pre-fail <text:s/>Always <text:s text:c="6"/>- <text:s text:c="6"/>19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7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4</text:p>
          </table:table-cell>
          <table:table-cell office:value-type="string" calcext:value-type="string">
            <text:p><text:s text:c="2"/>4 Start_Stop_Count <text:s text:c="7"/>0x0032 <text:s text:c="2"/>099 <text:s text:c="2"/>099 <text:s text:c="2"/>020 <text:s text:c="3"/>Old_age <text:s text:c="2"/>Always <text:s text:c="6"/>- <text:s text:c="6"/>111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20 <text:s text:c="3"/>Old_age <text:s text:c="2"/>Always <text:s text:c="6"/>- <text:s text:c="6"/>98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3108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5 Reallocated_Sector_Ct <text:s text:c="2"/>0x0033 <text:s text:c="2"/>200 <text:s text:c="2"/>200 <text:s text:c="2"/>140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02 <text:s text:c="2"/>100 <text:s text:c="2"/>100 <text:s text:c="2"/>000 <text:s text:c="3"/>Old_age <text:s text:c="2"/>Always <text:s text:c="6"/>- <text:s text:c="6"/>0</text:p>
          </table:table-cell>
          <table:table-cell table:style-name="ce3" office:value-type="string" calcext:value-type="string">
            <text:p><text:s text:c="2"/>5 Retired_Block_Count <text:s text:c="4"/>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  <table:table-cell table:number-columns-repeated="2" office:value-type="string" calcext:value-type="string">
            <text:p><text:s text:c="2"/>5 Reallocated_Sector_Ct <text:s text:c="2"/>0x0033 <text:s text:c="2"/>100 <text:s text:c="2"/>100 <text:s text:c="2"/>036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50 <text:s text:c="3"/>Pre-fail <text:s/>Always <text:s text:c="6"/>- <text:s text:c="6"/>2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7 Seek_Error_Rate <text:s text:c="8"/>0x002f <text:s text:c="2"/>200 <text:s text:c="2"/>200 <text:s text:c="2"/>051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605</text:p>
          </table:table-cell>
          <table:table-cell office:value-type="string" calcext:value-type="string">
            <text:p><text:s text:c="2"/>7 Seek_Error_Rate <text:s text:c="8"/>0x000f <text:s text:c="2"/>072 <text:s text:c="2"/>060 <text:s text:c="2"/>030 <text:s text:c="3"/>Pre-fail <text:s/>Always <text:s text:c="6"/>- <text:s text:c="6"/>18103037</text:p>
          </table:table-cell>
          <table:table-cell office:value-type="string" calcext:value-type="string">
            <text:p><text:s text:c="2"/>7 Seek_Error_Rate <text:s text:c="8"/>0x000f <text:s text:c="2"/>073 <text:s text:c="2"/>060 <text:s text:c="2"/>030 <text:s text:c="3"/>Pre-fail <text:s/>Always <text:s text:c="6"/>- <text:s text:c="6"/>23671704</text:p>
          </table:table-cell>
          <table:table-cell office:value-type="string" calcext:value-type="string">
            <text:p><text:s text:c="2"/>7 Seek_Error_Rate <text:s text:c="8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256</text:p>
          </table:table-cell>
          <table:table-cell office:value-type="string" calcext:value-type="string">
            <text:p><text:s text:c="2"/>9 Power_On_Hours <text:s text:c="9"/>0x0002 <text:s text:c="2"/>100 <text:s text:c="2"/>100 <text:s text:c="2"/>000 <text:s text:c="3"/>Old_age <text:s text:c="2"/>Always <text:s text:c="6"/>- <text:s text:c="6"/>20544</text:p>
          </table:table-cell>
          <table:table-cell office:value-type="string" calcext:value-type="string">
            <text:p><text:s text:c="2"/>9 Power_On_Hours_and_Msec 0x0032 <text:s text:c="2"/>083 <text:s text:c="2"/>083 <text:s text:c="2"/>000 <text:s text:c="3"/>Old_age <text:s text:c="2"/>Always <text:s text:c="6"/>- <text:s text:c="6"/>15694h+10m+25.020s</text:p>
          </table:table-cell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1h+47m+26s</text:p>
          </table:table-cell>
          <table:table-cell office:value-type="string" calcext:value-type="string">
            <text:p><text:s text:c="2"/>9 Power_On_Hours <text:s text:c="9"/>0x0032 <text:s text:c="2"/>097 <text:s text:c="2"/>097 <text:s text:c="2"/>000 <text:s text:c="3"/>Old_age <text:s text:c="2"/>Always <text:s text:c="6"/>- <text:s text:c="6"/>2951</text:p>
          </table:table-cell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742</text:p>
          </table:table-cell>
          <table:table-cell office:value-type="string" calcext:value-type="string">
            <text:p><text:s text:c="2"/>9 Power_On_Hours <text:s text:c="9"/>0x0032 <text:s text:c="2"/>058 <text:s text:c="2"/>058 <text:s text:c="2"/>000 <text:s text:c="3"/>Old_age <text:s text:c="2"/>Always <text:s text:c="6"/>- <text:s text:c="6"/>16979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0 Spin_Retry_Count <text:s text:c="7"/>0x003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10 Spin_Retry_Count <text:s text:c="7"/>0x0013 <text:s text:c="2"/>100 <text:s text:c="2"/>100 <text:s text:c="2"/>097 <text:s text:c="3"/>Pre-fail <text:s/>Always <text:s text:c="6"/>- <text:s text:c="6"/>0</text:p>
          </table:table-cell>
          <table:table-cell office:value-type="string" calcext:value-type="string">
            <text:p><text:s/>10 Spin_Retry_Count <text:s text:c="7"/>0x0033 <text:s text:c="2"/>253 <text:s text:c="2"/>100 <text:s text:c="2"/>03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1 Calibration_Retry_Count 0x0032 <text:s text:c="2"/>100 <text:s text:c="2"/>253 <text:s text:c="2"/>000 <text:s text:c="3"/>Old_age <text:s text:c="2"/>Always <text:s text:c="6"/>- <text:s text:c="6"/>0</text:p>
          </table:table-cell>
          <table:table-cell office:value-type="string" calcext:value-type="string">
            <text:p><text:s/>12 Power_Cycle_Count <text:s text:c="6"/>0x0002 <text:s text:c="2"/>100 <text:s text:c="2"/>100 <text:s text:c="2"/>000 <text:s text:c="3"/>Old_age <text:s text:c="2"/>Always <text:s text:c="6"/>- <text:s text:c="6"/>2457</text:p>
          </table:table-cell>
          <table:table-cell office:value-type="string" calcext:value-type="string">
            <text:p><text:s/>12 Power_Cycle_Count <text:s text:c="6"/>0x0032 <text:s text:c="2"/>094 <text:s text:c="2"/>094 <text:s text:c="2"/>000 <text:s text:c="3"/>Old_age <text:s text:c="2"/>Always <text:s text:c="6"/>- <text:s text:c="6"/>6270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5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551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886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130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84</text:p>
          </table:table-cell>
          <table:table-cell office:value-type="string" calcext:value-type="string">
            <text:p>171 Program_Fail_Coun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2 Erase_Fail_Count <text:s text:c="7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3 Avg_Write/Erase_Count <text:s text:c="2"/>0x0002 <text:s text:c="2"/>100 <text:s text:c="2"/>100 <text:s text:c="2"/>000 <text:s text:c="3"/>Old_age <text:s text:c="2"/>Always <text:s text:c="6"/>- <text:s text:c="6"/>2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4 Unexpect_Power_Loss_Ct <text:s/>0x0002 <text:s text:c="2"/>100 <text:s text:c="2"/>100 <text:s text:c="2"/>000 <text:s text:c="3"/>Old_age <text:s text:c="2"/>Always <text:s text:c="6"/>- <text:s text:c="6"/>82</text:p>
          </table:table-cell>
          <table:table-cell office:value-type="string" calcext:value-type="string">
            <text:p>174 Unexpect_Power_Loss_Ct <text:s/>0x0030 <text:s text:c="2"/>000 <text:s text:c="2"/>000 <text:s text:c="2"/>000 <text:s text:c="3"/>Old_age <text:s text:c="2"/>Offline <text:s text:c="5"/>- <text:s text:c="6"/>5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7 Wear_Range_Delta <text:s text:c="7"/>0x0000 <text:s text:c="2"/>000 <text:s text:c="2"/>000 <text:s text:c="2"/>000 <text:s text:c="3"/>Old_age <text:s text:c="2"/>Offline <text:s text:c="5"/>- <text:s text:c="6"/>1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4 End-to-End_Error <text:s text:c="7"/>0x0032 <text:s text:c="2"/>100 <text:s text:c="2"/>100 <text:s text:c="2"/>099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7 Reported_Uncorrec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099 <text:s text:c="2"/>099 <text:s text:c="2"/>000 <text:s text:c="3"/>Old_age <text:s text:c="2"/>Always <text:s text:c="6"/>- <text:s text:c="6"/>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88 Command_Timeout <text:s text:c="8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8 Command_Timeout <text:s text:c="8"/>0x0032 <text:s text:c="2"/>100 <text:s text:c="2"/>099 <text:s text:c="2"/>000 <text:s text:c="3"/>Old_age <text:s text:c="2"/>Always <text:s text:c="6"/>- <text:s text:c="6"/>2577019699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9 High_Fly_Writes <text:s text:c="8"/>0x003a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90 Airflow_Temperature_Cel 0x0022 <text:s text:c="2"/>079 <text:s text:c="2"/>044 <text:s text:c="2"/>045 <text:s text:c="3"/>Old_age <text:s text:c="2"/>Always <text:s text:c="2"/>In_the_past 21 (0 9 21 14 0)</text:p>
          </table:table-cell>
          <table:table-cell office:value-type="string" calcext:value-type="string">
            <text:p>190 Airflow_Temperature_Cel 0x0022 <text:s text:c="2"/>081 <text:s text:c="2"/>042 <text:s text:c="2"/>045 <text:s text:c="3"/>Old_age <text:s text:c="2"/>Always <text:s text:c="2"/>In_the_past 19 (0 24 19 16 0)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15</text:p>
          </table:table-cell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7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2 Power-Off_Retract_Count 0x0032 <text:s text:c="2"/>200 <text:s text:c="2"/>200 <text:s text:c="2"/>000 <text:s text:c="3"/>Old_age <text:s text:c="2"/>Always <text:s text:c="6"/>- <text:s text:c="6"/>3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36</text:p>
          </table:table-cell>
          <table:table-cell office:value-type="string" calcext:value-type="string">
            <text:p>192 Power-Off_Retract_Count 0x0032 <text:s text:c="2"/>067 <text:s text:c="2"/>067 <text:s text:c="2"/>000 <text:s text:c="3"/>Old_age <text:s text:c="2"/>Always <text:s text:c="6"/>- <text:s text:c="6"/>1672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3 Load_Cycle_Count <text:s text:c="7"/>0x0032 <text:s text:c="2"/>200 <text:s text:c="2"/>200 <text:s text:c="2"/>000 <text:s text:c="3"/>Old_age <text:s text:c="2"/>Always <text:s text:c="6"/>- <text:s text:c="6"/>125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71 <text:s text:c="2"/>071 <text:s text:c="2"/>000 <text:s text:c="3"/>Old_age <text:s text:c="2"/>Always <text:s text:c="6"/>- <text:s text:c="6"/>58226</text:p>
          </table:table-cell>
          <table:table-cell office:value-type="string" calcext:value-type="string">
            <text:p>193 Load_Cycle_Count <text:s text:c="7"/>0x0032 <text:s text:c="2"/>001 <text:s text:c="2"/>001 <text:s text:c="2"/>000 <text:s text:c="3"/>Old_age <text:s text:c="2"/>Always <text:s text:c="6"/>- <text:s text:c="6"/>16052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4 Temperature_Celsius <text:s text:c="4"/>0x0022 <text:s text:c="2"/>108 <text:s text:c="2"/>096 <text:s text:c="2"/>000 <text:s text:c="3"/>Old_age <text:s text:c="2"/>Always <text:s text:c="6"/>- <text:s text:c="6"/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4 Temperature_Celsius <text:s text:c="4"/>0x0022 <text:s text:c="2"/>128 <text:s text:c="2"/>129 <text:s text:c="2"/>000 <text:s text:c="3"/>Old_age <text:s text:c="2"/>Always <text:s text:c="6"/>- <text:s text:c="6"/>128 (0 127 0 129 0)</text:p>
          </table:table-cell>
          <table:table-cell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0 (Min/Max -4/77)</text:p>
          </table:table-cell>
          <table:table-cell office:value-type="string" calcext:value-type="string">
            <text:p>194 Temperature_Celsius <text:s text:c="4"/>0x0022 <text:s text:c="2"/>021 <text:s text:c="2"/>056 <text:s text:c="2"/>000 <text:s text:c="3"/>Old_age <text:s text:c="2"/>Always <text:s text:c="6"/>- <text:s text:c="6"/>21 (0 11 0 0 0)</text:p>
          </table:table-cell>
          <table:table-cell office:value-type="string" calcext:value-type="string">
            <text:p>194 Temperature_Celsius <text:s text:c="4"/>0x0022 <text:s text:c="2"/>019 <text:s text:c="2"/>058 <text:s text:c="2"/>000 <text:s text:c="3"/>Old_age <text:s text:c="2"/>Always <text:s text:c="6"/>- <text:s text:c="6"/>19 (0 12 0 0 0)</text:p>
          </table:table-cell>
          <table:table-cell office:value-type="string" calcext:value-type="string">
            <text:p>194 Temperature_Celsius <text:s text:c="4"/>0x0022 <text:s text:c="2"/>100 <text:s text:c="2"/>100 <text:s text:c="2"/>000 <text:s text:c="3"/>Old_age <text:s text:c="2"/>Always <text:s text:c="6"/>- <text:s text:c="6"/>19 (Min/Max 14/46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195 ECC_Uncorr_Error_Count <text:s/>0x001c <text:s text:c="2"/>100 <text:s text:c="2"/>100 <text:s text:c="2"/>000 <text:s text:c="3"/>Old_age <text:s text:c="2"/>Offline <text:s text:c="5"/>- <text:s text:c="6"/>0/0</text:p>
          </table:table-cell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61</text:p>
          </table:table-cell>
          <table:table-cell office:value-type="string" calcext:value-type="string">
            <text:p>195 Hardware_ECC_Recovered <text:s/>0x001a <text:s text:c="2"/>032 <text:s text:c="2"/>027 <text:s text:c="2"/>000 <text:s text:c="3"/>Old_age <text:s text:c="2"/>Always <text:s text:c="6"/>- <text:s text:c="6"/>54717105</text:p>
          </table:table-cell>
          <table:table-cell office:value-type="string" calcext:value-type="string">
            <text:p>195 Hardware_ECC_Recovered <text:s/>0x001a <text:s text:c="2"/>041 <text:s text:c="2"/>037 <text:s text:c="2"/>000 <text:s text:c="3"/>Old_age <text:s text:c="2"/>Always <text:s text:c="6"/>- <text:s text:c="6"/>117607478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16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6 Reallocated_Event_Count 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6 Reallocated_Event_Count 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7 Current_Pending_Sector <text:s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7 Current_Pending_Sector <text:s/>0x0032 <text:s text:c="2"/>100 <text:s text:c="2"/>100 <text:s text:c="2"/>000 <text:s text:c="3"/>Old_age <text:s text:c="2"/>Always <text:s text:c="6"/>- <text:s text:c="6"/>166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8 Offline_Uncorrectable <text:s text:c="2"/>0x0030 <text:s text:c="2"/>100 <text:s text:c="2"/>253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198 Offline_Uncorrectable <text:s text:c="2"/>0x0030 <text:s text:c="2"/>001 <text:s text:c="2"/>001 <text:s text:c="2"/>000 <text:s text:c="3"/>Old_age <text:s text:c="2"/>Offline <text:s text:c="5"/>- <text:s text:c="6"/>25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00 Multi_Zone_Error_Rate <text:s text:c="2"/>0x0008 <text:s text:c="2"/>200 <text:s text:c="2"/>200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1 Unc_Soft_Read_Err_Rate <text:s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2632756035123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4 Soft_ECC_Correct_Rate <text:s text:c="2"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20 Disk_Shift <text:s text:c="13"/>0x0002 <text:s text:c="2"/>100 <text:s text:c="2"/>100 <text:s text:c="2"/>000 <text:s text:c="3"/>Old_age <text:s text:c="2"/>Always <text:s text:c="6"/>- <text:s text:c="6"/>828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222 Loaded_Hours <text:s text:c="11"/>0x0032 <text:s text:c="2"/>071 <text:s text:c="2"/>071 <text:s text:c="2"/>000 <text:s text:c="3"/>Old_age <text:s text:c="2"/>Always <text:s text:c="6"/>- <text:s text:c="6"/>116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3 Load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4 Load_Friction <text:s text:c="10"/>0x002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6 Load-in_Time <text:s text:c="11"/>0x0026 <text:s text:c="2"/>100 <text:s text:c="2"/>100 <text:s text:c="2"/>000 <text:s text:c="3"/>Old_age <text:s text:c="2"/>Always <text:s text:c="6"/>- <text:s text:c="6"/>31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0 Perc_Write/Erase_Count <text:s/>0x0002 <text:s text:c="2"/>100 <text:s text:c="2"/>100 <text:s text:c="2"/>000 <text:s text:c="3"/>Old_age <text:s text:c="2"/>Always <text:s text:c="6"/>- <text:s text:c="6"/>73</text:p>
          </table:table-cell>
          <table:table-cell office:value-type="string" calcext:value-type="string">
            <text:p>230 Life_Curve_Status <text:s text:c="6"/>0x0013 <text:s text:c="2"/>100 <text:s text:c="2"/>100 <text:s text:c="2"/>000 <text:s text:c="3"/>Pre-fail <text:s/>Always <text:s text:c="6"/>- <text:s text:c="6"/>1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1 SSD_Life_Left <text:s text:c="10"/>0x0013 <text:s text:c="2"/>095 <text:s text:c="2"/>095 <text:s text:c="2"/>01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 Perc_Avail_Resrvd_Space 0x0003 <text:s text:c="2"/>100 <text:s text:c="2"/>100 <text:s text:c="2"/>005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3 SandForce_Internal <text:s text:c="5"/>0x0000 <text:s text:c="2"/>000 <text:s text:c="2"/>000 <text:s text:c="2"/>000 <text:s text:c="3"/>Old_age <text:s text:c="2"/>Offline <text:s text:c="5"/>- <text:s text:c="6"/>5441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4 Perc_Write/Erase_Ct_BC <text:s/>0x0002 <text:s text:c="2"/>100 <text:s text:c="2"/>100 <text:s text:c="2"/>000 <text:s text:c="3"/>Old_age <text:s text:c="2"/>Always <text:s text:c="6"/>- <text:s text:c="6"/>42</text:p>
          </table:table-cell>
          <table:table-cell office:value-type="string" calcext:value-type="string">
            <text:p>234 SandForce_Internal <text:s text:c="5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40 Head_Flying_Hours <text:s text:c="6"/>0x0032 <text:s text:c="2"/>099 <text:s text:c="2"/>099 <text:s text:c="2"/>000 <text:s text:c="3"/>Old_age <text:s text:c="2"/>Always <text:s text:c="6"/>- <text:s text:c="6"/>11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0 Head_Flying_Hours <text:s text:c="6"/>0x0000 <text:s text:c="2"/>100 <text:s text:c="2"/>253 <text:s text:c="2"/>000 <text:s text:c="3"/>Old_age <text:s text:c="2"/>Offline <text:s text:c="5"/>- <text:s text:c="6"/>1432 (223 88 0)</text:p>
          </table:table-cell>
          <table:table-cell office:value-type="string" calcext:value-type="string">
            <text:p>240 Head_Flying_Hours <text:s text:c="6"/>0x0001 <text:s text:c="2"/>100 <text:s text:c="2"/>100 <text:s text:c="2"/>001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1 Total_LBAs_Written <text:s text:c="5"/>0x0002 <text:s text:c="2"/>100 <text:s text:c="2"/>100 <text:s text:c="2"/>000 <text:s text:c="3"/>Old_age <text:s text:c="2"/>Always <text:s text:c="6"/>- <text:s text:c="6"/>487654952</text:p>
          </table:table-cell>
          <table:table-cell office:value-type="string" calcext:value-type="string">
            <text:p>241 Lifetime_Writes_GiB <text:s text:c="4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1 Total_LBAs_Written <text:s text:c="5"/>0x0000 <text:s text:c="2"/>100 <text:s text:c="2"/>253 <text:s text:c="2"/>000 <text:s text:c="3"/>Old_age <text:s text:c="2"/>Offline <text:s text:c="5"/>- <text:s text:c="6"/>328618578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2 Total_LBAs_Read <text:s text:c="8"/>0x0002 <text:s text:c="2"/>100 <text:s text:c="2"/>100 <text:s text:c="2"/>000 <text:s text:c="3"/>Old_age <text:s text:c="2"/>Always <text:s text:c="6"/>- <text:s text:c="6"/>119868070</text:p>
          </table:table-cell>
          <table:table-cell office:value-type="string" calcext:value-type="string">
            <text:p>242 Lifetime_Reads_GiB <text:s text:c="5"/>0x0032 <text:s text:c="2"/>000 <text:s text:c="2"/>000 <text:s text:c="2"/>000 <text:s text:c="3"/>Old_age <text:s text:c="2"/>Always <text:s text:c="6"/>- <text:s text:c="6"/>210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2 Total_LBAs_Read <text:s text:c="8"/>0x0000 <text:s text:c="2"/>100 <text:s text:c="2"/>253 <text:s text:c="2"/>000 <text:s text:c="3"/>Old_age <text:s text:c="2"/>Offline <text:s text:c="5"/>- <text:s text:c="6"/>33984643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54 Free_Fall_Sensor <text:s text:c="7"/>0x0032 <text:s text:c="2"/>001 <text:s text:c="2"/>001 <text:s text:c="2"/>000 <text:s text:c="3"/>Old_age <text:s text:c="2"/>Always <text:s text:c="6"/>- <text:s text:c="6"/>42</text:p>
          </table:table-cell>
          <table:table-cell office:value-type="string" calcext:value-type="string">
            <text:p>254 Free_Fall_Sensor <text:s text:c="7"/>0x0032 <text:s text:c="2"/>100 <text:s text:c="2"/>100 <text:s text:c="2"/>000 <text:s text:c="3"/>Old_age <text:s text:c="2"/>Always <text:s text:c="6"/>- <text:s text:c="6"/>741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Error Log Version: 1</text:p>
          </table:table-cell>
          <table:table-cell office:value-type="string" calcext:value-type="string">
            <text:p>SMART Error Log not supported</text:p>
          </table:table-cell>
          <table:table-cell table:number-columns-repeated="4" office:value-type="string" calcext:value-type="string">
            <text:p>SMART Error Log Version: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 Errors Logged</text:p>
          </table:table-cell>
          <table:table-cell/>
          <table:table-cell table:number-columns-repeated="3" office:value-type="string" calcext:value-type="string">
            <text:p>No Errors Logged</text:p>
          </table:table-cell>
          <table:table-cell office:value-type="string" calcext:value-type="string">
            <text:p>ATA Error Count: 38095 (device log contains only the most recent five erro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 =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Self-test log structure revision number 1</text:p>
          </table:table-cell>
          <table:table-cell office:value-type="string" calcext:value-type="string">
            <text:p>SMART Self-test Log not supported</text:p>
          </table:table-cell>
          <table:table-cell table:number-columns-repeated="3" office:value-type="string" calcext:value-type="string">
            <text:p>SMART Self-test log structure revision number 1</text:p>
          </table:table-cell>
          <table:table-cell office:value-type="string" calcext:value-type="string">
            <text:p>FR = Feature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No self-tests have been logged. <text:s/>[To run self-tests, use: smartctl -t]</text:p>
          </table:table-cell>
          <table:table-cell/>
          <table:table-cell table:number-columns-repeated="3"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SC = Sector Count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1 <text:s/>Extended offline <text:s text:c="3"/>Completed without error <text:s text:c="6"/>00% <text:s text:c="6"/>168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office:value-type="string" calcext:value-type="string">
            <text:p># 1 <text:s/>Extended offline <text:s text:c="3"/>Completed without error <text:s text:c="6"/>00% <text:s text:c="5"/>2942 <text:s text:c="8"/>-</text:p>
          </table:table-cell>
          <table:table-cell office:value-type="string" calcext:value-type="string">
            <text:p># 1 <text:s/>Extended offline <text:s text:c="3"/>Aborted by host <text:s text:c="14"/>30% <text:s text:c="5"/>1732 <text:s text:c="8"/>-</text:p>
          </table:table-cell>
          <table:table-cell office:value-type="string" calcext:value-type="string">
            <text:p>SN = Sector Numbe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2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2926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1695 <text:s text:c="8"/>-</text:p>
          </table:table-cell>
          <table:table-cell office:value-type="string" calcext:value-type="string">
            <text:p>CL = Cylinder Low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3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3 <text:s/>Short offline <text:s text:c="6"/>Completed without error <text:s text:c="6"/>00% <text:s text:c="5"/>2920 <text:s text:c="8"/>-</text:p>
          </table:table-cell>
          <table:table-cell office:value-type="string" calcext:value-type="string">
            <text:p># 3 <text:s/>Short offline <text:s text:c="6"/>Completed without error <text:s text:c="6"/>00% <text:s text:c="5"/>1414 <text:s text:c="8"/>-</text:p>
          </table:table-cell>
          <table:table-cell office:value-type="string" calcext:value-type="string">
            <text:p>CH = Cylinder High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4 <text:s/>Vendor (0x50) <text:s text:c="6"/>Completed without error <text:s text:c="6"/>00% <text:s text:c="8"/>1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4 <text:s/>Extended offline <text:s text:c="3"/>Completed without error <text:s text:c="6"/>00% <text:s text:c="5"/>2916 <text:s text:c="8"/>-</text:p>
          </table:table-cell>
          <table:table-cell office:value-type="string" calcext:value-type="string">
            <text:p># 4 <text:s/>Short offline <text:s text:c="6"/>Completed without error <text:s text:c="6"/>00% <text:s text:c="6"/>405 <text:s text:c="8"/>-</text:p>
          </table:table-cell>
          <table:table-cell office:value-type="string" calcext:value-type="string">
            <text:p>DH = Device/Hea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5 <text:s/>Short offline <text:s text:c="6"/>Completed without error <text:s text:c="6"/>00% <text:s text:c="5"/>2910 <text:s text:c="8"/>-</text:p>
          </table:table-cell>
          <table:table-cell office:value-type="string" calcext:value-type="string">
            <text:p># 5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C = Device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6 <text:s/>Short offline <text:s text:c="6"/>Completed without error <text:s text:c="6"/>00% <text:s text:c="5"/>2810 <text:s text:c="8"/>-</text:p>
          </table:table-cell>
          <table:table-cell office:value-type="string" calcext:value-type="string">
            <text:p># 6 <text:s/>Short offline <text:s text:c="6"/>Completed without error <text:s text:c="6"/>00% <text:s text:c="8"/>0 <text:s text:c="8"/>-</text:p>
          </table:table-cell>
          <table:table-cell office:value-type="string" calcext:value-type="string">
            <text:p>ER = Erro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7 <text:s/>Short offline <text:s text:c="6"/>Completed without error <text:s text:c="6"/>00% <text:s text:c="6"/>162 <text:s text:c="8"/>-</text:p>
          </table:table-cell>
          <table:table-cell office:value-type="string" calcext:value-type="string">
            <text:p># 7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T = Statu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8 <text:s/>Short offline <text:s text:c="6"/>Completed without error <text:s text:c="6"/>00% <text:s text:c="6"/>141 <text:s text:c="8"/>-</text:p>
          </table:table-cell>
          <table:table-cell office:value-type="string" calcext:value-type="string">
            <text:p># 8 <text:s/>Short offline <text:s text:c="6"/>Completed without error <text:s text:c="6"/>00% <text:s text:c="8"/>0 <text:s text:c="8"/>-</text:p>
          </table:table-cell>
          <table:table-cell office:value-type="string" calcext:value-type="string">
            <text:p>Powered_Up_Time is measured from power on, and printed a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9 <text:s/>Short offline <text:s text:c="6"/>Completed without error <text:s text:c="6"/>00% <text:s text:c="7"/>79 <text:s text:c="8"/>-</text:p>
          </table:table-cell>
          <table:table-cell office:value-type="string" calcext:value-type="string">
            <text:p># 9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Dd+hh:mm:SS.sss where DD=days, hh=hours, mm=minutes,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#10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S=sec, and sss=millisec. It "wraps" after 49.710 day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Error 38095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1 <text:s text:c="7"/>0 <text:s text:c="7"/>0 <text:s/>Not_testing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 text:c="2"/>ER ST SC SN CL CH DH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 text:c="2"/>-- -- -- -- -- -- --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 text:c="2"/>40 51 c5 13 36 48 41 <text:s/>Error: UNC 197 sectors at LBA = 0x01483613 = 21509651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Selective self-test flags (0x0):</text:p>
          </table:table-cell>
          <table:table-cell table:number-columns-repeated="3"/>
        </table:table-row>
        <table:table-row table:style-name="ro1">
          <table:table-cell table:number-columns-repeated="6"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 text:c="2"/>Commands leading to the command that caused the error were: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4:03.605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table:number-columns-repeated="2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4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3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2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1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41 8a 13 36 48 61 <text:s/>Error: UNC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0 40 94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18 68 a8 86 ec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f-test log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1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2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3 <text:s/>Extended offline <text:s text:c="3"/>Aborted by host <text:s text:c="14"/>40% <text:s text:c="4"/>16973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4 <text:s/>Extended offline <text:s text:c="3"/>Completed: read failure <text:s text:c="6"/>00% <text:s text:c="4"/>16948 <text:s text:c="8"/>16301871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00-00-00</text:date>, <text:time style:data-style-name="N2" text:time-value="12:28:55.863475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50:18.541426184</meta:creation-date>
    <dc:date>2017-12-12T13:01:32.660831088</dc:date>
    <meta:editing-duration>P13DT22H27M18S</meta:editing-duration>
    <meta:editing-cycles>21</meta:editing-cycles>
    <meta:generator>LibreOffice/5.3.1.2$Linux_X86_64 LibreOffice_project/30m0$Build-2</meta:generator>
    <meta:document-statistic meta:table-count="1" meta:cell-count="1074" meta:object-count="0"/>
  </office:meta>
</office:document-meta>
</file>